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8" style:family="table-cell" style:parent-style-name="Default" style:data-style-name="N3">
      <style:table-cell-properties fo:border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37">
      <style:table-cell-properties fo:border="thin solid #000000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7" style:family="table-cell" style:parent-style-name="Default" style:data-style-name="N2">
      <style:table-cell-properties fo:border="thin solid #000000"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6.731cm"/>
    </style:style>
    <style:style style:name="co5" style:family="table-column">
      <style:table-column-properties fo:break-before="auto" style:column-width="4.40266666666667cm"/>
    </style:style>
    <style:style style:name="co6" style:family="table-column">
      <style:table-column-properties fo:break-before="auto" style:column-width="2.87866666666667cm"/>
    </style:style>
    <style:style style:name="co7" style:family="table-column">
      <style:table-column-properties fo:break-before="auto" style:column-width="2.05316666666667cm"/>
    </style:style>
    <style:style style:name="co8" style:family="table-column">
      <style:table-column-properties fo:break-before="auto" style:column-width="2.8998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2.30716666666667cm"/>
    </style:style>
    <style:style style:name="co12" style:family="table-column">
      <style:table-column-properties fo:break-before="auto" style:column-width="2.20133333333333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13783333333333cm"/>
    </style:style>
    <style:style style:name="co15" style:family="table-column">
      <style:table-column-properties fo:break-before="auto" style:column-width="2.4553333333333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2.3495cm"/>
    </style:style>
    <style:style style:name="co22" style:family="table-column">
      <style:table-column-properties fo:break-before="auto" style:column-width="2.68816666666667cm"/>
    </style:style>
    <style:style style:name="co23" style:family="table-column">
      <style:table-column-properties fo:break-before="auto" style:column-width="2.37066666666667cm"/>
    </style:style>
    <style:style style:name="co24" style:family="table-column">
      <style:table-column-properties fo:break-before="auto" style:column-width="3.25966666666667cm"/>
    </style:style>
    <style:style style:name="co25" style:family="table-column">
      <style:table-column-properties fo:break-before="auto" style:column-width="2.9845cm"/>
    </style:style>
    <style:style style:name="co26" style:family="table-column">
      <style:table-column-properties fo:break-before="auto" style:column-width="2.39183333333333cm"/>
    </style:style>
    <style:style style:name="co27" style:family="table-column">
      <style:table-column-properties fo:break-before="auto" style:column-width="2.794cm"/>
    </style:style>
    <style:style style:name="co28" style:family="table-column">
      <style:table-column-properties fo:break-before="auto" style:column-width="2.96333333333333cm"/>
    </style:style>
    <style:style style:name="co29" style:family="table-column">
      <style:table-column-properties fo:break-before="auto" style:column-width="3.09033333333333cm"/>
    </style:style>
    <style:style style:name="co30" style:family="table-column">
      <style:table-column-properties fo:break-before="auto" style:column-width="3.153833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5.29166666666667cm"/>
    </style:style>
    <style:style style:name="co33" style:family="table-column">
      <style:table-column-properties fo:break-before="auto" style:column-width="1.69333333333333cm"/>
    </style:style>
    <style:style style:name="ro1" style:family="table-row">
      <style:table-row-properties style:row-height="72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C2]));ISBLANK([.E2])))" style:apply-style-name="cf1" style:base-cell-address="September_2022_MOD_Workforce_Ma.E2"/>
    </style:style>
    <style:style style:name="ce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G2]));ISBLANK([.F2])))" style:apply-style-name="cf1" style:base-cell-address="September_2022_MOD_Workforce_Ma.F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F2]));ISBLANK([.G2])))" style:apply-style-name="cf1" style:base-cell-address="September_2022_MOD_Workforce_Ma.G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K2]));ISBLANK([.J2])))" style:apply-style-name="cf1" style:base-cell-address="September_2022_MOD_Workforce_Ma.J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J2]));ISBLANK([.K2])))" style:apply-style-name="cf1" style:base-cell-address="September_2022_MOD_Workforce_Ma.K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U2]));ISBLANK([.T2])))" style:apply-style-name="cf1" style:base-cell-address="September_2022_MOD_Workforce_Ma.T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T2]));ISBLANK([.U2])))" style:apply-style-name="cf1" style:base-cell-address="September_2022_MOD_Workforce_Ma.U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W2]));ISBLANK([.Y2])))" style:apply-style-name="cf1" style:base-cell-address="September_2022_MOD_Workforce_Ma.Y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September_2022_MOD_Workforce_Ma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September_2022_MOD_Workforce_Ma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September_2022_MOD_Workforce_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8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</text:p>
          </table:table-cell>
          <table:table-cell office:value-type="string" table:style-name="ce2">
            <text:p>Payroll staff; AO/AA; Headcount</text:p>
          </table:table-cell>
          <table:table-cell office:value-type="string" table:style-name="ce2">
            <text:p>Payroll staff; AO/AA; Full-time equivalent</text:p>
          </table:table-cell>
          <table:table-cell office:value-type="string" table:style-name="ce2">
            <text:p>Payroll staff; EO; Headcount</text:p>
          </table:table-cell>
          <table:table-cell office:value-type="string" table:style-name="ce2">
            <text:p>Payroll staff; EO; Full-time equivalent</text:p>
          </table:table-cell>
          <table:table-cell office:value-type="string" table:style-name="ce2">
            <text:p>Payroll staff; SEO/HEO; Headcount</text:p>
          </table:table-cell>
          <table:table-cell office:value-type="string" table:style-name="ce2">
            <text:p>Payroll staff; SEO/HEO; Full-time equivalent</text:p>
          </table:table-cell>
          <table:table-cell office:value-type="string" table:style-name="ce2">
            <text:p>Payroll staff; Grade 6/7; Headcount</text:p>
          </table:table-cell>
          <table:table-cell office:value-type="string" table:style-name="ce2">
            <text:p>Payroll staff; Grade 6/7; Full-time equivalent</text:p>
          </table:table-cell>
          <table:table-cell office:value-type="string" table:style-name="ce2">
            <text:p>Payroll staff; SCS; Headcount</text:p>
          </table:table-cell>
          <table:table-cell office:value-type="string" table:style-name="ce2">
            <text:p>Payroll staff; SCS; Full-time equivalent</text:p>
          </table:table-cell>
          <table:table-cell office:value-type="string" table:style-name="ce2">
            <text:p>Payroll staff; Other, unknown, unspecified; Headcount</text:p>
          </table:table-cell>
          <table:table-cell office:value-type="string" table:style-name="ce2">
            <text:p>Payroll staff; Other, unknown, unspecified; Full-time equivalent</text:p>
          </table:table-cell>
          <table:table-cell office:value-type="string" table:style-name="ce2">
            <text:p>Payroll staff; Total; Headcount</text:p>
          </table:table-cell>
          <table:table-cell office:value-type="string" table:style-name="ce2">
            <text:p>Payroll staff; Total; Full-time equivalent</text:p>
          </table:table-cell>
          <table:table-cell office:value-type="string" table:style-name="ce2">
            <text:p>Non-payroll staff; Admin and Clerical; Headcount</text:p>
          </table:table-cell>
          <table:table-cell office:value-type="string" table:style-name="ce2">
            <text:p>Non-payroll staff; Admin and Clerical; Full-time equivalent</text:p>
          </table:table-cell>
          <table:table-cell office:value-type="string" table:style-name="ce2">
            <text:p>Non-payroll staff; Interim Managers &amp; Specialist Contractors &amp; Medical; Headcount</text:p>
          </table:table-cell>
          <table:table-cell office:value-type="string" table:style-name="ce2">
            <text:p>Non-payroll staff; Interim Managers &amp; Specialist Contractors &amp; Medical; Full-time equivalent</text:p>
          </table:table-cell>
          <table:table-cell office:value-type="string" table:style-name="ce2">
            <text:p>Non-payroll staff; Other Contingent labour; Headcount</text:p>
          </table:table-cell>
          <table:table-cell office:value-type="string" table:style-name="ce2">
            <text:p>Non-payroll staff; Other Contingent labour; Full-time equivalent</text:p>
          </table:table-cell>
          <table:table-cell office:value-type="string" table:style-name="ce2">
            <text:p>Non-payroll staff; Total Contingent labour: Headcount</text:p>
          </table:table-cell>
          <table:table-cell office:value-type="string" table:style-name="ce2">
            <text:p>Non-payroll staff; Total Contingent labour: Full-time equivalent</text:p>
          </table:table-cell>
          <table:table-cell office:value-type="string" table:style-name="ce2">
            <text:p>Non-payroll staff; Consultancy; Number of Contracts</text:p>
          </table:table-cell>
          <table:table-cell office:value-type="string" table:style-name="ce2">
            <text:p>Grand Total (workforce numbers); Headcount</text:p>
          </table:table-cell>
          <table:table-cell office:value-type="string" table:style-name="ce2">
            <text:p>Grand Total (workforce numbers); Full-time equivalent</text:p>
          </table:table-cell>
          <table:table-cell office:value-type="string" table:style-name="ce2">
            <text:p>Payroll staff costs; Salary</text:p>
          </table:table-cell>
          <table:table-cell office:value-type="string" table:style-name="ce2">
            <text:p>Payroll staff costs; Allowances</text:p>
          </table:table-cell>
          <table:table-cell office:value-type="string" table:style-name="ce2">
            <text:p>Payroll staff costs; Non-consolidated performance payments</text:p>
          </table:table-cell>
          <table:table-cell office:value-type="string" table:style-name="ce2">
            <text:p>Payroll staff costs; Overtime</text:p>
          </table:table-cell>
          <table:table-cell office:value-type="string" table:style-name="ce2">
            <text:p>Payroll staff costs; Employer pension contributions</text:p>
          </table:table-cell>
          <table:table-cell office:value-type="string" table:style-name="ce2">
            <text:p>Payroll staff costs; Employer national insurance contributions</text:p>
          </table:table-cell>
          <table:table-cell office:value-type="string" table:style-name="ce2">
            <text:p>Payroll staff costs; Total paybill</text:p>
          </table:table-cell>
          <table:table-cell office:value-type="string" table:style-name="ce2">
            <text:p>Non-Payroll staff costs; Contingent labour</text:p>
          </table:table-cell>
          <table:table-cell office:value-type="string" table:style-name="ce2">
            <text:p>Non-Payroll staff costs; Consultancy</text:p>
          </table:table-cell>
          <table:table-cell office:value-type="string" table:style-name="ce2">
            <text:p>Non-Payroll staff costs; 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nisterial Department</text:p>
          </table:table-cell>
          <table:table-cell office:value-type="string" table:style-name="ce18">
            <text:p>Ministry of Defence</text:p>
          </table:table-cell>
          <table:table-cell office:value-type="float" office:value="9050" table:content-validation-name="val2" table:style-name="ce19">
            <text:p>9050.00</text:p>
          </table:table-cell>
          <table:table-cell office:value-type="float" office:value="8577.8378586200233" table:content-validation-name="val1" table:style-name="ce20">
            <text:p>8577.84</text:p>
          </table:table-cell>
          <table:table-cell office:value-type="float" office:value="5871" table:content-validation-name="val2" table:style-name="ce19">
            <text:p>5871.00</text:p>
          </table:table-cell>
          <table:table-cell office:value-type="float" office:value="5709.0923077200105" table:content-validation-name="val1" table:style-name="ce20">
            <text:p>5709.09</text:p>
          </table:table-cell>
          <table:table-cell office:value-type="float" office:value="11186" table:content-validation-name="val2" table:style-name="ce21">
            <text:p>11186.00</text:p>
          </table:table-cell>
          <table:table-cell office:value-type="float" office:value="10917.509841090003" table:content-validation-name="val1" table:style-name="ce22">
            <text:p>10917.51</text:p>
          </table:table-cell>
          <table:table-cell office:value-type="float" office:value="2866" table:content-validation-name="val2" table:style-name="ce21">
            <text:p>2866.00</text:p>
          </table:table-cell>
          <table:table-cell office:value-type="float" office:value="2822.7870582099999" table:content-validation-name="val1" table:style-name="ce22">
            <text:p>2822.79</text:p>
          </table:table-cell>
          <table:table-cell office:value-type="float" office:value="337" table:content-validation-name="val2" table:style-name="ce21">
            <text:p>337.00</text:p>
          </table:table-cell>
          <table:table-cell office:value-type="float" office:value="331.92" table:content-validation-name="val1" table:style-name="ce22">
            <text:p>331.92</text:p>
          </table:table-cell>
          <table:table-cell office:value-type="float" office:value="10097" table:content-validation-name="val2" table:style-name="ce21">
            <text:p>10097.00</text:p>
          </table:table-cell>
          <table:table-cell office:value-type="float" office:value="9697.3330576399931" table:content-validation-name="val1" table:style-name="ce22">
            <text:p>9697.33</text:p>
          </table:table-cell>
          <table:table-cell office:value-type="float" office:value="39407" table:style-name="ce8">
            <text:p>39,407</text:p>
          </table:table-cell>
          <table:table-cell office:value-type="float" office:value="38056" table:style-name="ce8">
            <text:p>38,056</text:p>
          </table:table-cell>
          <table:table-cell office:value-type="float" office:value="41" table:content-validation-name="val4" table:style-name="ce23">
            <text:p>41</text:p>
          </table:table-cell>
          <table:table-cell office:value-type="float" office:value="40.81" table:content-validation-name="val1" table:style-name="ce24">
            <text:p>40.81</text:p>
          </table:table-cell>
          <table:table-cell office:value-type="float" office:value="330" table:content-validation-name="val4" table:style-name="ce23">
            <text:p>330</text:p>
          </table:table-cell>
          <table:table-cell office:value-type="float" office:value="326.73" table:content-validation-name="val1" table:style-name="ce24">
            <text:p>326.73</text:p>
          </table:table-cell>
          <table:table-cell office:value-type="float" office:value="1699" table:content-validation-name="val1" table:style-name="ce24">
            <text:p>1699.00</text:p>
          </table:table-cell>
          <table:table-cell office:value-type="float" office:value="1595.799999999992" table:content-validation-name="val3" table:style-name="ce25">
            <text:p>1595.80</text:p>
          </table:table-cell>
          <table:table-cell office:value-type="float" office:value="2070" table:style-name="ce9">
            <text:p>2070</text:p>
          </table:table-cell>
          <table:table-cell office:value-type="float" office:value="1963" table:style-name="ce9">
            <text:p>1963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41477" table:style-name="ce8">
            <text:p>41,477</text:p>
          </table:table-cell>
          <table:table-cell office:value-type="float" office:value="40020" table:style-name="ce8">
            <text:p>40,020</text:p>
          </table:table-cell>
          <table:table-cell office:value-type="currency" office:value="196433416.13" table:content-validation-name="val6" table:style-name="ce11">
            <text:p>£196,433,416.13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5446279.6900000004" table:content-validation-name="val6" table:style-name="ce11">
            <text:p>£5,446,279.69</text:p>
          </table:table-cell>
          <table:table-cell office:value-type="currency" office:value="42710309.57" table:content-validation-name="val6" table:style-name="ce11">
            <text:p>£42,710,309.57</text:p>
          </table:table-cell>
          <table:table-cell office:value-type="currency" office:value="22496333.190000001" table:content-validation-name="val6" table:style-name="ce11">
            <text:p>£22,496,333.19</text:p>
          </table:table-cell>
          <table:table-cell office:value-type="string" table:style-name="ce9">
            <text:p>£267,086,338,58</text:p>
          </table:table-cell>
          <table:table-cell office:value-type="currency" office:value="13446665.859999999" table:content-validation-name="val6" table:style-name="ce12">
            <text:p>£13,446,665.86</text:p>
          </table:table-cell>
          <table:table-cell office:value-type="currency" office:value="8518738.2699999996" table:content-validation-name="val6" table:style-name="ce12">
            <text:p>£8,518,738.27</text:p>
          </table:table-cell>
          <table:table-cell office:value-type="string" table:style-name="ce13">
            <text:p>£21,965,404,13</text:p>
          </table:table-cell>
          <table:table-cell office:value-type="currency" office:value="289051742.70999998" table:style-name="ce14">
            <text:p>£289,051,742.71</text:p>
          </table:table-cell>
          <table:table-cell table:number-columns-repeated="16343" table:style-name="ce15"/>
        </table:table-row>
        <table:table-row table:style-name="ro2">
          <table:table-cell office:value-type="float" office:value="2022" table:style-name="ce16">
            <text:p>2022</text:p>
          </table:table-cell>
          <table:table-cell office:value-type="string" table:style-name="ce16">
            <text:p>November</text:p>
          </table:table-cell>
          <table:table-cell office:value-type="string" table:style-name="ce6">
            <text:p>Defence Equipment and Support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0817" table:content-validation-name="val2" table:style-name="ce21">
            <text:p>10817.00</text:p>
          </table:table-cell>
          <table:table-cell office:value-type="float" office:value="10422.105440430016" table:content-validation-name="val1" table:style-name="ce22">
            <text:p>10422.11</text:p>
          </table:table-cell>
          <table:table-cell office:value-type="float" office:value="10817" table:style-name="ce8">
            <text:p>10,817</text:p>
          </table:table-cell>
          <table:table-cell office:value-type="float" office:value="10422" table:style-name="ce8">
            <text:p>10,42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4" table:content-validation-name="val4" table:style-name="ce23">
            <text:p>4</text:p>
          </table:table-cell>
          <table:table-cell office:value-type="float" office:value="4" table:content-validation-name="val1" table:style-name="ce24">
            <text:p>4.00</text:p>
          </table:table-cell>
          <table:table-cell office:value-type="float" office:value="1089" table:content-validation-name="val1" table:style-name="ce24">
            <text:p>1089.00</text:p>
          </table:table-cell>
          <table:table-cell office:value-type="float" office:value="1087.26" table:content-validation-name="val3" table:style-name="ce25">
            <text:p>1087.26</text:p>
          </table:table-cell>
          <table:table-cell office:value-type="float" office:value="1093" table:style-name="ce9">
            <text:p>1093</text:p>
          </table:table-cell>
          <table:table-cell office:value-type="float" office:value="1091" table:style-name="ce9">
            <text:p>1091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11910" table:style-name="ce8">
            <text:p>11,910</text:p>
          </table:table-cell>
          <table:table-cell office:value-type="float" office:value="11513" table:style-name="ce8">
            <text:p>11,513</text:p>
          </table:table-cell>
          <table:table-cell office:value-type="currency" office:value="32705703.07" table:content-validation-name="val6" table:style-name="ce11">
            <text:p>£32,705,703.07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750395.66" table:content-validation-name="val6" table:style-name="ce11">
            <text:p>£750,395.66</text:p>
          </table:table-cell>
          <table:table-cell office:value-type="currency" office:value="8283381.9500000002" table:content-validation-name="val6" table:style-name="ce11">
            <text:p>£8,283,381.95</text:p>
          </table:table-cell>
          <table:table-cell office:value-type="currency" office:value="3242629.47" table:content-validation-name="val6" table:style-name="ce11">
            <text:p>£3,242,629.47</text:p>
          </table:table-cell>
          <table:table-cell office:value-type="string" table:style-name="ce9">
            <text:p>£44,982,110,15</text:p>
          </table:table-cell>
          <table:table-cell office:value-type="currency" office:value="10809835.220000001" table:content-validation-name="val6" table:style-name="ce12">
            <text:p>£10,809,835.22</text:p>
          </table:table-cell>
          <table:table-cell office:value-type="currency" office:value="489513.24" table:content-validation-name="val6" table:style-name="ce12">
            <text:p>£489,513.24</text:p>
          </table:table-cell>
          <table:table-cell office:value-type="string" table:style-name="ce9">
            <text:p>£11,299,348,46</text:p>
          </table:table-cell>
          <table:table-cell office:value-type="currency" office:value="56281458.609999999" table:style-name="ce14">
            <text:p>£56,281,458.61</text:p>
          </table:table-cell>
          <table:table-cell table:number-columns-repeated="16343" table:style-name="ce15"/>
        </table:table-row>
        <table:table-row table:style-name="ro3">
          <table:table-cell office:value-type="float" office:value="2022" table:style-name="ce16">
            <text:p>2022</text:p>
          </table:table-cell>
          <table:table-cell office:value-type="string" table:style-name="ce16">
            <text:p>November</text:p>
          </table:table-cell>
          <table:table-cell office:value-type="string" table:style-name="ce6">
            <text:p>Defence Electronics and Components Agency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91" table:content-validation-name="val2" table:style-name="ce19">
            <text:p>91.00</text:p>
          </table:table-cell>
          <table:table-cell office:value-type="float" office:value="85.670271" table:content-validation-name="val1" table:style-name="ce20">
            <text:p>85.67</text:p>
          </table:table-cell>
          <table:table-cell office:value-type="float" office:value="243" table:content-validation-name="val2" table:style-name="ce19">
            <text:p>243.00</text:p>
          </table:table-cell>
          <table:table-cell office:value-type="float" office:value="222.832435" table:content-validation-name="val1" table:style-name="ce20">
            <text:p>222.83</text:p>
          </table:table-cell>
          <table:table-cell office:value-type="float" office:value="97" table:content-validation-name="val2" table:style-name="ce21">
            <text:p>97.00</text:p>
          </table:table-cell>
          <table:table-cell office:value-type="float" office:value="96.324325000000002" table:content-validation-name="val1" table:style-name="ce22">
            <text:p>96.32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.418919000000001" table:content-validation-name="val1" table:style-name="ce22">
            <text:p>13.42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446" table:style-name="ce17">
            <text:p>446.00</text:p>
          </table:table-cell>
          <table:table-cell office:value-type="float" office:value="419" table:style-name="ce9">
            <text:p>419</text:p>
          </table:table-cell>
          <table:table-cell office:value-type="float" office:value="7" table:content-validation-name="val4" table:style-name="ce23">
            <text:p>7</text:p>
          </table:table-cell>
          <table:table-cell office:value-type="float" office:value="7" table:content-validation-name="val1" table:style-name="ce24">
            <text:p>7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10" table:content-validation-name="val1" table:style-name="ce24">
            <text:p>10.00</text:p>
          </table:table-cell>
          <table:table-cell office:value-type="float" office:value="10" table:content-validation-name="val3" table:style-name="ce25">
            <text:p>10.00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463" table:style-name="ce9">
            <text:p>463</text:p>
          </table:table-cell>
          <table:table-cell office:value-type="float" office:value="436" table:style-name="ce9">
            <text:p>436</text:p>
          </table:table-cell>
          <table:table-cell office:value-type="currency" office:value="1009845.6600000041" table:content-validation-name="val6" table:style-name="ce11">
            <text:p>£1,009,845.66</text:p>
          </table:table-cell>
          <table:table-cell office:value-type="currency" office:value="41341.440000000017" table:content-validation-name="val6" table:style-name="ce11">
            <text:p>£41,341.44</text:p>
          </table:table-cell>
          <table:table-cell office:value-type="currency" office:value="1468" table:content-validation-name="val6" table:style-name="ce11">
            <text:p>£1,468.00</text:p>
          </table:table-cell>
          <table:table-cell office:value-type="currency" office:value="31580.669999999987" table:content-validation-name="val6" table:style-name="ce11">
            <text:p>£31,580.67</text:p>
          </table:table-cell>
          <table:table-cell office:value-type="currency" office:value="284365.64999999921" table:content-validation-name="val6" table:style-name="ce11">
            <text:p>£284,365.65</text:p>
          </table:table-cell>
          <table:table-cell office:value-type="currency" office:value="99800.91999999994" table:content-validation-name="val6" table:style-name="ce11">
            <text:p>£99,800.92</text:p>
          </table:table-cell>
          <table:table-cell office:value-type="currency" office:value="1468402.34" table:style-name="ce14">
            <text:p>£1,468,402.34</text:p>
          </table:table-cell>
          <table:table-cell office:value-type="currency" office:value="44194.950000000004" table:content-validation-name="val6" table:style-name="ce12">
            <text:p>£44,194.95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string" table:style-name="ce9">
            <text:p>£44,194,95</text:p>
          </table:table-cell>
          <table:table-cell office:value-type="currency" office:value="1512597.29" table:style-name="ce14">
            <text:p>£1,512,597.29</text:p>
          </table:table-cell>
          <table:table-cell table:number-columns-repeated="16343" table:style-name="ce15"/>
        </table:table-row>
        <table:table-row table:style-name="ro3">
          <table:table-cell office:value-type="float" office:value="2022" table:style-name="ce16">
            <text:p>2022</text:p>
          </table:table-cell>
          <table:table-cell office:value-type="string" table:style-name="ce16">
            <text:p>November</text:p>
          </table:table-cell>
          <table:table-cell office:value-type="string" table:style-name="ce6">
            <text:p>Defence Science and Technology Laboratory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158" table:content-validation-name="val2" table:style-name="ce19">
            <text:p>158.00</text:p>
          </table:table-cell>
          <table:table-cell office:value-type="float" office:value="147.25" table:content-validation-name="val1" table:style-name="ce20">
            <text:p>147.25</text:p>
          </table:table-cell>
          <table:table-cell office:value-type="float" office:value="272" table:content-validation-name="val2" table:style-name="ce19">
            <text:p>272.00</text:p>
          </table:table-cell>
          <table:table-cell office:value-type="float" office:value="257.37" table:content-validation-name="val1" table:style-name="ce20">
            <text:p>257.37</text:p>
          </table:table-cell>
          <table:table-cell office:value-type="float" office:value="2321" table:content-validation-name="val2" table:style-name="ce21">
            <text:p>2321.00</text:p>
          </table:table-cell>
          <table:table-cell office:value-type="float" office:value="2241.5700000000002" table:content-validation-name="val1" table:style-name="ce22">
            <text:p>2241.57</text:p>
          </table:table-cell>
          <table:table-cell office:value-type="float" office:value="2211" table:content-validation-name="val2" table:style-name="ce21">
            <text:p>2211.00</text:p>
          </table:table-cell>
          <table:table-cell office:value-type="float" office:value="2067.61" table:content-validation-name="val1" table:style-name="ce22">
            <text:p>2067.61</text:p>
          </table:table-cell>
          <table:table-cell office:value-type="float" office:value="44" table:content-validation-name="val2" table:style-name="ce21">
            <text:p>44.00</text:p>
          </table:table-cell>
          <table:table-cell office:value-type="float" office:value="37.799999999999997" table:content-validation-name="val1" table:style-name="ce22">
            <text:p>37.8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5006" table:style-name="ce8">
            <text:p>5,006</text:p>
          </table:table-cell>
          <table:table-cell office:value-type="float" office:value="4752" table:style-name="ce8">
            <text:p>4,75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198" table:content-validation-name="val4" table:style-name="ce23">
            <text:p>198</text:p>
          </table:table-cell>
          <table:table-cell office:value-type="float" office:value="189.6" table:content-validation-name="val1" table:style-name="ce24">
            <text:p>189.6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198" table:style-name="ce9">
            <text:p>198</text:p>
          </table:table-cell>
          <table:table-cell office:value-type="float" office:value="190" table:style-name="ce9">
            <text:p>19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5204" table:style-name="ce8">
            <text:p>5,204</text:p>
          </table:table-cell>
          <table:table-cell office:value-type="float" office:value="4941" table:style-name="ce8">
            <text:p>4,941</text:p>
          </table:table-cell>
          <table:table-cell office:value-type="currency" office:value="16318219.520000005" table:content-validation-name="val6" table:style-name="ce11">
            <text:p>£16,318,219.52</text:p>
          </table:table-cell>
          <table:table-cell office:value-type="currency" office:value="161907.11000000002" table:content-validation-name="val6" table:style-name="ce11">
            <text:p>£161,907.11</text:p>
          </table:table-cell>
          <table:table-cell office:value-type="currency" office:value="655650" table:content-validation-name="val6" table:style-name="ce11">
            <text:p>£655,650.00</text:p>
          </table:table-cell>
          <table:table-cell office:value-type="currency" office:value="560034.13000000012" table:content-validation-name="val6" table:style-name="ce11">
            <text:p>£560,034.13</text:p>
          </table:table-cell>
          <table:table-cell office:value-type="currency" office:value="4456065.1900000004" table:content-validation-name="val6" table:style-name="ce11">
            <text:p>£4,456,065.19</text:p>
          </table:table-cell>
          <table:table-cell office:value-type="currency" office:value="1883049.53" table:content-validation-name="val6" table:style-name="ce11">
            <text:p>£1,883,049.53</text:p>
          </table:table-cell>
          <table:table-cell office:value-type="string" table:style-name="ce14">
            <text:p>£24,034,925,48</text:p>
          </table:table-cell>
          <table:table-cell office:value-type="currency" office:value="1575190.49" table:content-validation-name="val6" table:style-name="ce12">
            <text:p>£1,575,190.49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string" table:style-name="ce9">
            <text:p>£1,575,190,49</text:p>
          </table:table-cell>
          <table:table-cell office:value-type="string" table:style-name="ce9">
            <text:p>£25,610,115,97</text:p>
          </table:table-cell>
          <table:table-cell table:number-columns-repeated="16343" table:style-name="ce15"/>
        </table:table-row>
        <table:table-row table:style-name="ro2">
          <table:table-cell office:value-type="float" office:value="2022" table:style-name="ce16">
            <text:p>2022</text:p>
          </table:table-cell>
          <table:table-cell office:value-type="string" table:style-name="ce16">
            <text:p>November</text:p>
          </table:table-cell>
          <table:table-cell office:value-type="string" table:style-name="ce6">
            <text:p>National Museum of the Royal Navy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style-name="ce14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string" table:style-name="ce9">
            <text:p>£0,00</text:p>
          </table:table-cell>
          <table:table-cell office:value-type="currency" office:value="0" table:style-name="ce14">
            <text:p>£0.00</text:p>
          </table:table-cell>
          <table:table-cell table:number-columns-repeated="16343" table:style-name="ce15"/>
        </table:table-row>
        <table:table-row table:style-name="ro2">
          <table:table-cell office:value-type="float" office:value="2022" table:style-name="ce16">
            <text:p>2022</text:p>
          </table:table-cell>
          <table:table-cell office:value-type="string" table:style-name="ce16">
            <text:p>November</text:p>
          </table:table-cell>
          <table:table-cell office:value-type="string" table:style-name="ce6">
            <text:p>National Army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35" table:content-validation-name="val2" table:style-name="ce19">
            <text:p>35.00</text:p>
          </table:table-cell>
          <table:table-cell office:value-type="float" office:value="29.3" table:content-validation-name="val1" table:style-name="ce20">
            <text:p>29.30</text:p>
          </table:table-cell>
          <table:table-cell office:value-type="float" office:value="24" table:content-validation-name="val2" table:style-name="ce19">
            <text:p>24.00</text:p>
          </table:table-cell>
          <table:table-cell office:value-type="float" office:value="22.68" table:content-validation-name="val1" table:style-name="ce20">
            <text:p>22.68</text:p>
          </table:table-cell>
          <table:table-cell office:value-type="float" office:value="26" table:content-validation-name="val2" table:style-name="ce21">
            <text:p>26.00</text:p>
          </table:table-cell>
          <table:table-cell office:value-type="float" office:value="24.53" table:content-validation-name="val1" table:style-name="ce22">
            <text:p>24.53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2">
            <text:p>4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90" table:style-name="ce9">
            <text:p>90</text:p>
          </table:table-cell>
          <table:table-cell office:value-type="float" office:value="82" table:style-name="ce9">
            <text:p>8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90" table:style-name="ce9">
            <text:p>90</text:p>
          </table:table-cell>
          <table:table-cell office:value-type="float" office:value="82" table:style-name="ce9">
            <text:p>82</text:p>
          </table:table-cell>
          <table:table-cell office:value-type="currency" office:value="245481.3" table:content-validation-name="val6" table:style-name="ce11">
            <text:p>£245,481.3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25556.93" table:content-validation-name="val6" table:style-name="ce11">
            <text:p>£25,556.93</text:p>
          </table:table-cell>
          <table:table-cell office:value-type="currency" office:value="24372.55" table:content-validation-name="val6" table:style-name="ce11">
            <text:p>£24,372.55</text:p>
          </table:table-cell>
          <table:table-cell office:value-type="string" table:style-name="ce9">
            <text:p>£295,410,78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string" table:style-name="ce9">
            <text:p>£0,00</text:p>
          </table:table-cell>
          <table:table-cell office:value-type="currency" office:value="295410.78000000003" table:style-name="ce14">
            <text:p>£295,410.78</text:p>
          </table:table-cell>
          <table:table-cell table:number-columns-repeated="16343" table:style-name="ce15"/>
        </table:table-row>
        <table:table-row table:style-name="ro2">
          <table:table-cell office:value-type="float" office:value="2022" table:style-name="ce16">
            <text:p>2022</text:p>
          </table:table-cell>
          <table:table-cell office:value-type="string" table:style-name="ce16">
            <text:p>November</text:p>
          </table:table-cell>
          <table:table-cell office:value-type="string" table:style-name="ce6">
            <text:p>Royal Air Force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83" table:content-validation-name="val2" table:style-name="ce19">
            <text:p>83.00</text:p>
          </table:table-cell>
          <table:table-cell office:value-type="float" office:value="62.02" table:content-validation-name="val1" table:style-name="ce20">
            <text:p>62.02</text:p>
          </table:table-cell>
          <table:table-cell office:value-type="float" office:value="71" table:content-validation-name="val2" table:style-name="ce19">
            <text:p>71.00</text:p>
          </table:table-cell>
          <table:table-cell office:value-type="float" office:value="67.2" table:content-validation-name="val1" table:style-name="ce20">
            <text:p>67.20</text:p>
          </table:table-cell>
          <table:table-cell office:value-type="float" office:value="32" table:content-validation-name="val2" table:style-name="ce21">
            <text:p>32.00</text:p>
          </table:table-cell>
          <table:table-cell office:value-type="float" office:value="31.83" table:content-validation-name="val1" table:style-name="ce22">
            <text:p>31.83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" table:content-validation-name="val1" table:style-name="ce22">
            <text:p>13.00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2">
            <text:p>4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204" table:style-name="ce9">
            <text:p>204</text:p>
          </table:table-cell>
          <table:table-cell office:value-type="float" office:value="178" table:style-name="ce9">
            <text:p>178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204" table:style-name="ce9">
            <text:p>204</text:p>
          </table:table-cell>
          <table:table-cell office:value-type="float" office:value="178" table:style-name="ce9">
            <text:p>178</text:p>
          </table:table-cell>
          <table:table-cell office:value-type="currency" office:value="467147" table:content-validation-name="val6" table:style-name="ce11">
            <text:p>£467,147.00</text:p>
          </table:table-cell>
          <table:table-cell office:value-type="currency" office:value="2045" table:content-validation-name="val6" table:style-name="ce11">
            <text:p>£2,045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4461" table:content-validation-name="val6" table:style-name="ce11">
            <text:p>£4,461.00</text:p>
          </table:table-cell>
          <table:table-cell office:value-type="currency" office:value="28900" table:content-validation-name="val6" table:style-name="ce11">
            <text:p>£28,900.00</text:p>
          </table:table-cell>
          <table:table-cell office:value-type="currency" office:value="43946" table:content-validation-name="val6" table:style-name="ce11">
            <text:p>£43,946.00</text:p>
          </table:table-cell>
          <table:table-cell office:value-type="string" table:style-name="ce9">
            <text:p>£546,499,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style-name="ce14">
            <text:p>£0.00</text:p>
          </table:table-cell>
          <table:table-cell office:value-type="currency" office:value="546499" table:style-name="ce14">
            <text:p>£546,499.00</text:p>
          </table:table-cell>
          <table:table-cell table:number-columns-repeated="16343" table:style-name="ce15"/>
        </table:table-row>
        <table:table-row table:style-name="ro2">
          <table:table-cell office:value-type="float" office:value="2022" table:style-name="ce16">
            <text:p>2022</text:p>
          </table:table-cell>
          <table:table-cell office:value-type="string" table:style-name="ce16">
            <text:p>November</text:p>
          </table:table-cell>
          <table:table-cell office:value-type="string" table:style-name="ce6">
            <text:p>UK Hydrographic Office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76" table:content-validation-name="val2" table:style-name="ce19">
            <text:p>76.00</text:p>
          </table:table-cell>
          <table:table-cell office:value-type="float" office:value="73.06" table:content-validation-name="val1" table:style-name="ce20">
            <text:p>73.06</text:p>
          </table:table-cell>
          <table:table-cell office:value-type="float" office:value="245" table:content-validation-name="val2" table:style-name="ce19">
            <text:p>245.00</text:p>
          </table:table-cell>
          <table:table-cell office:value-type="float" office:value="229.57" table:content-validation-name="val1" table:style-name="ce20">
            <text:p>229.57</text:p>
          </table:table-cell>
          <table:table-cell office:value-type="float" office:value="498" table:content-validation-name="val2" table:style-name="ce21">
            <text:p>498.00</text:p>
          </table:table-cell>
          <table:table-cell office:value-type="float" office:value="476.34" table:content-validation-name="val1" table:style-name="ce22">
            <text:p>476.34</text:p>
          </table:table-cell>
          <table:table-cell office:value-type="float" office:value="108" table:content-validation-name="val2" table:style-name="ce21">
            <text:p>108.00</text:p>
          </table:table-cell>
          <table:table-cell office:value-type="float" office:value="105.49" table:content-validation-name="val1" table:style-name="ce22">
            <text:p>105.49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2">
            <text:p>6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933" table:style-name="ce9">
            <text:p>933</text:p>
          </table:table-cell>
          <table:table-cell office:value-type="float" office:value="890" table:style-name="ce9">
            <text:p>890</text:p>
          </table:table-cell>
          <table:table-cell office:value-type="float" office:value="7" table:content-validation-name="val4" table:style-name="ce23">
            <text:p>7</text:p>
          </table:table-cell>
          <table:table-cell office:value-type="float" office:value="6.43" table:content-validation-name="val1" table:style-name="ce24">
            <text:p>6.43</text:p>
          </table:table-cell>
          <table:table-cell office:value-type="float" office:value="61" table:content-validation-name="val4" table:style-name="ce23">
            <text:p>61</text:p>
          </table:table-cell>
          <table:table-cell office:value-type="float" office:value="60.6" table:content-validation-name="val1" table:style-name="ce24">
            <text:p>60.6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68" table:style-name="ce9">
            <text:p>68</text:p>
          </table:table-cell>
          <table:table-cell office:value-type="float" office:value="67" table:style-name="ce9">
            <text:p>67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1001" table:style-name="ce8">
            <text:p>1,001</text:p>
          </table:table-cell>
          <table:table-cell office:value-type="float" office:value="957" table:style-name="ce9">
            <text:p>957</text:p>
          </table:table-cell>
          <table:table-cell office:value-type="currency" office:value="2750326.79" table:content-validation-name="val6" table:style-name="ce11">
            <text:p>£2,750,326.79</text:p>
          </table:table-cell>
          <table:table-cell office:value-type="currency" office:value="65070.99" table:content-validation-name="val6" table:style-name="ce11">
            <text:p>£65,070.99</text:p>
          </table:table-cell>
          <table:table-cell office:value-type="currency" office:value="14550" table:content-validation-name="val6" table:style-name="ce11">
            <text:p>£14,550.00</text:p>
          </table:table-cell>
          <table:table-cell office:value-type="currency" office:value="40807.82" table:content-validation-name="val6" table:style-name="ce11">
            <text:p>£40,807.82</text:p>
          </table:table-cell>
          <table:table-cell office:value-type="currency" office:value="755083.29" table:content-validation-name="val6" table:style-name="ce11">
            <text:p>£755,083.29</text:p>
          </table:table-cell>
          <table:table-cell office:value-type="currency" office:value="296609.08" table:content-validation-name="val6" table:style-name="ce11">
            <text:p>£296,609.08</text:p>
          </table:table-cell>
          <table:table-cell office:value-type="string" table:style-name="ce9">
            <text:p>£3,922,447,97</text:p>
          </table:table-cell>
          <table:table-cell office:value-type="currency" office:value="678703" table:content-validation-name="val6" table:style-name="ce12">
            <text:p>£678,703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678703" table:style-name="ce14">
            <text:p>£678,703.00</text:p>
          </table:table-cell>
          <table:table-cell office:value-type="currency" office:value="4601150.97" table:style-name="ce14">
            <text:p>£4,601,150.97</text:p>
          </table:table-cell>
          <table:table-cell table:number-columns-repeated="16343" table:style-name="ce1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yner, Lorraine C2 (ISS Des-CMI-IR Ops1a-KIM)</meta:initial-creator>
    <dc:creator>Rayner, Lorraine C2 (ISS Des-CMI-IR Ops1a-KIM)</dc:creator>
    <meta:creation-date>2023-08-09T08:06:10Z</meta:creation-date>
    <dc:date>2023-09-28T13:33:02Z</dc:date>
  </office:meta>
</office:document-meta>
</file>